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Table_20_index_20_heading">
      <style:paragraph-properties fo:break-before="page"/>
    </style:style>
    <style:style style:name="P8" style:family="paragraph" style:parent-style-name="Table">
      <style:paragraph-properties fo:text-align="center" style:justify-single-word="false"/>
    </style:style>
    <style:style style:name="P9" style:family="paragraph" style:parent-style-name="Table_20_index_20_1">
      <style:paragraph-properties>
        <style:tab-stops>
          <style:tab-stop style:position="6.9252in" style:type="right" style:leader-style="dotted" style:leader-text="."/>
        </style:tab-stops>
      </style:paragraph-properties>
    </style:style>
    <style:style style:name="P10" style:family="paragraph" style:parent-style-name="Illustration_20_Index_20_1">
      <style:paragraph-properties>
        <style:tab-stops>
          <style:tab-stop style:position="6.9252in" style:type="right" style:leader-style="dotted" style:leader-text="."/>
        </style:tab-stops>
      </style:paragraph-properties>
    </style:style>
    <style:style style:name="P11" style:family="paragraph" style:parent-style-name="Heading_20_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master-page-name="First_20_Page">
      <style:paragraph-properties fo:text-align="center" style:justify-single-word="false"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2">
      <style:paragraph-properties fo:margin-left="0in" fo:margin-right="0in" fo:text-indent="-0.0102in" style:auto-text-indent="false">
        <style:tab-stops/>
      </style:paragraph-properties>
    </style:style>
    <style:style style:name="P23" style:family="paragraph" style:parent-style-name="Illustration_20_Index_20_1">
      <style:paragraph-properties>
        <style:tab-stops>
          <style:tab-stop style:position="6.9252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agraph-properties fo:text-align="center"/>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oftware Test Descrip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Smart House" text:name="ShortSystemName"/>
      </text:user-field-decls>
      <text:p text:style-name="P12"/>
      <text:p text:style-name="P6"/>
      <text:p text:style-name="P6"/>
      <text:p text:style-name="P6"/>
      <text:p text:style-name="P6"><text:user-field-get text:name="DocumentType">Software Test Descrip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27"><text:s/>1 Scope<text:tab/>4</text:p>
          <text:p text:style-name="P28"><text:s/>1.1 Identification<text:tab/>4</text:p>
          <text:p text:style-name="P28"><text:s/>1.2 System Overview<text:tab/>4</text:p>
          <text:p text:style-name="P28"><text:s/>1.3 Document Overview<text:tab/>4</text:p>
          <text:p text:style-name="P27"><text:s/>2 References<text:tab/>5</text:p>
          <text:p text:style-name="P28"><text:s/>2.1 General References<text:tab/>5</text:p>
          <text:p text:style-name="P28"><text:s/>2.2 Specific References<text:tab/>5</text:p>
          <text:p text:style-name="P28"><text:s/>2.3 Acronyms and Abbreviations<text:tab/>5</text:p>
          <text:p text:style-name="P27"><text:s/>3 Test preparations<text:tab/>6</text:p>
          <text:p text:style-name="P28"><text:s/>3.1 Intruder Detection Part 1<text:tab/>6</text:p>
          <text:p text:style-name="P29"><text:s/>3.1.1 Hardware preparation<text:tab/>6</text:p>
          <text:p text:style-name="P29"><text:s/>3.1.2 Software preparation<text:tab/>7</text:p>
          <text:p text:style-name="P29"><text:s/>3.1.3 Other pre-test preparations<text:tab/>8</text:p>
          <text:p text:style-name="P28"><text:s/>3.2 Light Scheduling <text:tab/>8</text:p>
          <text:p text:style-name="P29"><text:s/>3.2.1 Hardware preparation<text:tab/>8</text:p>
          <text:p text:style-name="P29"><text:s/>3.2.2 Software preparation<text:tab/>8</text:p>
          <text:p text:style-name="P29"><text:s/>3.2.3 Other pre-test preparation<text:tab/>9</text:p>
          <text:p text:style-name="P28"><text:s/>3.3 Test of Preferred Artwork Display<text:tab/>9</text:p>
          <text:p text:style-name="P29"><text:s/>3.3.1 Hardware Preparations<text:tab/>9</text:p>
          <text:p text:style-name="P29"><text:s/>3.3.2 Software Preparations<text:tab/>9</text:p>
          <text:p text:style-name="P27"><text:s/>4 Test Descriptions<text:tab/>10</text:p>
          <text:p text:style-name="P28"><text:s/>4.1 <text:s/>Intruder Detection Part 1<text:tab/>10</text:p>
          <text:p text:style-name="P29"><text:s/>4.1.1 The system denies access to an unauthorized user<text:tab/>10</text:p>
          <text:p text:style-name="P28"><text:s/>4.2 Light Controller <text:tab/>12</text:p>
          <text:p text:style-name="P29"><text:s/>4.2.1 The user is out of work and due home in 10 min. <text:tab/>12</text:p>
          <text:p text:style-name="P28"><text:s/>4.3 Test of Preferred Artwork Display<text:tab/>14</text:p>
          <text:p text:style-name="P29"><text:s/>4.3.1 Test Case 1<text:tab/>14</text:p>
          <text:p text:style-name="P27"><text:s/>5 Requirements traceability<text:tab/>17</text:p>
          <text:p text:style-name="P27"><text:s/>6 Notes<text:tab/>18</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7">List of Tables</text:p>
          </text:index-title>
          <text:p text:style-name="P9">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9">Figure 1: Intersection Overview<text:tab/>5</text:p>
        </text:index-body>
      </text:table-index>
      <text:p text:style-name="P6"/>
      <text:h text:style-name="P25" text:outline-level="1">Scope</text:h>
      <text:p text:style-name="Text_20_body"><text:tab/>This document provides the operational concept description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1.0.0. This is a whole new system. <text:s/></text:p>
      <text:h text:style-name="Heading_20_2" text:outline-level="2">System Overview</text:h>
      <text:p text:style-name="Text_20_body"><text:tab/>The <text:user-field-input text:name="ShortSystemName" text:description="">Smart House</text:user-field-input> system shall serve as a home automation system with user profiling, voice commands and scheduling. </text:p>
      <text:p text:style-name="Text_20_body"/>
      <text:p text:style-name="Figure"/>
      <text:h text:style-name="Heading_20_2" text:outline-level="2">Document Overview</text:h>
      <text:p text:style-name="Text_20_body"><text:tab/>This document provides the operational concept description (STD) for the <text:user-field-input text:name="FullSystemName" text:description="">Smart House system</text:user-field-input>. This document format is based upon the format as provided in Reference STD_DID</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8">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STD</text:p>
          </table:table-cell>
          <table:table-cell table:style-name="Acronyms.B2" office:value-type="string">
            <text:p text:style-name="P5">System Test Description</text:p>
          </table:table-cell>
        </table:table-row>
      </table:table>
      <text:p text:style-name="Table"/>
      <text:p text:style-name="Text_20_body"/>
      <text:p text:style-name="Text_20_body"/>
      <text:p text:style-name="Text_20_body"/>
      <text:p text:style-name="Text_20_body"/>
      <text:h text:style-name="P25" text:outline-level="1">Test preparations</text:h>
      <text:h text:style-name="Heading_20_2" text:outline-level="2">Intruder Detection Part 1</text:h>
      <text:h text:style-name="Heading_20_3" text:outline-level="3">Hardware preparation</text:h>
      <text:p text:style-name="Text_20_body">a)</text:p>
      <text:p text:style-name="Text_20_body">High-quality speaker verification and synthesis</text:p>
      <text:list xml:id="list35604235" text:style-name="L1">
        <text:list-item>
          <text:p text:style-name="P13">New noise-robust speaker verification technology </text:p>
        </text:list-item>
        <text:list-item>
          <text:p text:style-name="P13">Synthesis <text:s/>data <text:s/>rates <text:s/>from <text:s/>5,000-33,000 <text:s/>bits <text:s/>per <text:s/>second <text:s/>- <text:s/>useful <text:s/>for <text:s/>guiding <text:s/>password <text:s/>training <text:s/>and <text:s/>usage, </text:p>
        </text:list-item>
        <text:list-item>
          <text:p text:style-name="P13">reducing the need for user’s manuals </text:p>
        </text:list-item>
      </text:list>
      <text:p text:style-name="Text_20_body">Highly-integrated single-chip solution</text:p>
      <text:list xml:id="list35603628" text:style-name="L2">
        <text:list-item>
          <text:p text:style-name="P14">4-MIPS performance at 14.32 MHz </text:p>
        </text:list-item>
        <text:list-item>
          <text:p text:style-name="P14">Internal 64 KBytes of ROM (SVC-64 only) </text:p>
        </text:list-item>
        <text:list-item>
          <text:p text:style-name="P14">2.5 KBytes of RAM </text:p>
        </text:list-item>
        <text:list-item>
          <text:p text:style-name="P14">Audio ADC (analog to digital converter) </text:p>
        </text:list-item>
        <text:list-item>
          <text:p text:style-name="P14">Audio DAC (digital to analog converter) and PWM for high quality, low cost speech </text:p>
        </text:list-item>
        <text:list-item>
          <text:p text:style-name="P14">Microphone Pre-amplifier and AGC </text:p>
        </text:list-item>
        <text:list-item>
          <text:p text:style-name="P14">Interrupts, timers and counters </text:p>
        </text:list-item>
        <text:list-item>
          <text:p text:style-name="P14">16 configurable, general purpose I/O lines </text:p>
        </text:list-item>
        <text:list-item>
          <text:p text:style-name="P14">Separate 16-bit address and 8-bit data buses - compatible with common memory components </text:p>
        </text:list-item>
        <text:list-item>
          <text:p text:style-name="P14">Separate code and data address spaces and memory strobes </text:p>
        </text:list-item>
        <text:list-item>
          <text:p text:style-name="P14">Fully static operation; clock rate: DC to 14.32 MHz </text:p>
          <text:p text:style-name="P22">Low power requirements</text:p>
        </text:list-item>
        <text:list-item>
          <text:p text:style-name="P14">Requires single 2.85V to 5.25V power supply </text:p>
        </text:list-item>
        <text:list-item>
          <text:p text:style-name="P14">~10mA operating current at 3V </text:p>
        </text:list-item>
        <text:list-item>
          <text:p text:style-name="P14">Low power 32kHz oscillator </text:p>
        </text:list-item>
        <text:list-item>
          <text:p text:style-name="P14">Power-down current less than 5 µA </text:p>
        </text:list-item>
      </text:list>
      <text:p text:style-name="Text_20_body"><text:soft-page-break/>b)</text:p>
      <text:p text:style-name="Text_20_body">The monitoring unit shall be connected to the system's BRAIN to retrieve the given status at any time.</text:p>
      <text:p text:style-name="Text_20_body">The microphones shall be connected to the processing unit and the processing unit in shall be connected to the interpretation unit.</text:p>
      <text:p text:style-name="Text_20_body">The interpretation unit finally shall be connected to the speakers.</text:p>
      <text:p text:style-name="Text_20_body"/>
      <text:p text:style-name="Text_20_body">c)</text:p>
      <text:p text:style-name="Text_20_body"><draw:rect text:anchor-type="paragraph" draw:z-index="10" draw:style-name="gr1" draw:text-style-name="P30" svg:width="1.1878in" svg:height="0.615in" svg:x="2.961in" svg:y="0.5783in"><text:p text:style-name="P30">Monitor</text:p><text:p text:style-name="P30">micro processor</text:p></draw:rect><draw:rect text:anchor-type="paragraph" draw:z-index="7" draw:style-name="gr1" draw:text-style-name="P30" svg:width="1.1878in" svg:height="0.615in" svg:x="0.6965in" svg:y="0.5783in"><text:p text:style-name="P30">BRAIN</text:p><text:p text:style-name="P30">main processor</text:p></draw:rect>Test Setting</text:p>
      <text:p text:style-name="Text_20_body"><draw:line text:anchor-type="paragraph" draw:z-index="11" draw:style-name="gr2" draw:text-style-name="P30" svg:x1="1.8839in" svg:y1="0.5602in" svg:x2="2.965in" svg:y2="0.5555in"><text:p text:style-name="P30">Cable</text:p><text:p text:style-name="P30">Connection</text:p></draw:line></text:p>
      <text:p text:style-name="Text_20_body"/>
      <text:p text:style-name="Text_20_body"><draw:line text:anchor-type="paragraph" draw:z-index="8" draw:style-name="gr2" draw:text-style-name="P30" svg:x1="1.228in" svg:y1="0.3508in" svg:x2="1.228in" svg:y2="0.976in"><text:p text:style-name="P30">Data</text:p><text:p text:style-name="P30">Bus</text:p></draw:line></text:p>
      <text:p text:style-name="Text_20_body"><draw:rect text:anchor-type="paragraph" draw:z-index="1" draw:style-name="gr1" draw:text-style-name="P30" svg:width="1.1252in" svg:height="0.615in" svg:x="2.1654in" svg:y="2.152in"><text:p text:style-name="P30">Processing</text:p><text:p text:style-name="P30">micro processor</text:p></draw:rect><draw:rect text:anchor-type="paragraph" draw:z-index="2" draw:style-name="gr1" draw:text-style-name="P30" svg:width="1.1252in" svg:height="0.615in" svg:x="3.9882in" svg:y="2.1228in"><text:p text:style-name="P30">Interpretation</text:p><text:p text:style-name="P30">micro processor</text:p></draw:rect></text:p>
      <text:p text:style-name="Text_20_body"><draw:rect text:anchor-type="paragraph" draw:z-index="0" draw:style-name="gr1" draw:text-style-name="P30" svg:width="0.5724in" svg:height="0.313in" svg:x="0.2819in" svg:y="1.9571in"><text:p text:style-name="P30">Microphone</text:p></draw:rect><draw:line text:anchor-type="paragraph" draw:z-index="4" draw:style-name="gr2" draw:text-style-name="P30" svg:x1="3.2902in" svg:y1="2.1398in" svg:x2="3.9681in" svg:y2="2.1398in"><text:p text:style-name="P30">Data</text:p><text:p text:style-name="P30">Bus</text:p></draw:line><draw:line text:anchor-type="paragraph" draw:z-index="5" draw:style-name="gr2" draw:text-style-name="P30" svg:x1="5.1134in" svg:y1="2.1283in" svg:x2="6.1945in" svg:y2="2.1236in"><text:p text:style-name="P30">Cable</text:p><text:p text:style-name="P30">Connection</text:p></draw:line><draw:rect text:anchor-type="paragraph" draw:z-index="6" draw:style-name="gr1" draw:text-style-name="P30" svg:width="0.5941in" svg:height="0.3248in" svg:x="6.1945in" svg:y="1.9465in"><text:p text:style-name="P30">Speakers</text:p></draw:rect><draw:line text:anchor-type="paragraph" draw:z-index="3" draw:style-name="gr2" draw:text-style-name="P30" svg:x1="0.8543in" svg:y1="2.1339in" svg:x2="2.1654in" svg:y2="2.1441in"><text:p text:style-name="P30">Cable</text:p><text:p text:style-name="P30">Conncetion</text:p></draw:line><draw:rect text:anchor-type="paragraph" draw:z-index="9" draw:style-name="gr1" draw:text-style-name="P30" svg:width="1.1878in" svg:height="0.615in" svg:x="0.6756in" svg:y="0.4201in"><text:p text:style-name="P30">QOL</text:p><text:p text:style-name="P30">main processor</text:p></draw:rect></text:p>
      <text:p text:style-name="Text_20_body"/>
      <text:p text:style-name="Text_20_body"/>
      <text:p text:style-name="Text_20_body"/>
      <text:p text:style-name="Text_20_body"/>
      <text:p text:style-name="Text_20_body">Internal Setting</text:p>
      <text:p text:style-name="Text_20_body"/>
      <text:p text:style-name="Text_20_body"/>
      <text:p text:style-name="Text_20_body"/>
      <text:h text:style-name="Heading_20_3" text:outline-level="3">Software preparation</text:h>
      <text:p text:style-name="Text_20_body">a)</text:p>
      <text:p text:style-name="Text_20_body">The system shall use external monitoring software during the test.</text:p>
      <text:p text:style-name="Text_20_body">b and c)</text:p>
      <text:p text:style-name="Text_20_body">The testing log shall be stored on a flash-drive (flash memory) and as backup on a hard-drive (SATA-HDD).</text:p>
      <text:p text:style-name="Text_20_body"><text:soft-page-break/>d)</text:p>
      <text:p text:style-name="Text_20_body">The software shall run in operating mode.</text:p>
      <text:p text:style-name="Text_20_body">The software shall have applied the unoccupied state.</text:p>
      <text:p text:style-name="Text_20_body">e)</text:p>
      <text:p text:style-name="Text_20_body">After each test phase the software shall be reset.</text:p>
      <text:h text:style-name="Heading_20_3" text:outline-level="3">Other pre-test preparations</text:h>
      <text:p text:style-name="Text_20_body"/>
      <text:p text:style-name="Text_20_body"/>
      <text:h text:style-name="Heading_20_2" text:outline-level="2">Light Scheduling </text:h>
      <text:h text:style-name="Heading_20_3" text:outline-level="3">Hardware preparation</text:h>
      <text:p text:style-name="Text_20_body">For testing the light scheduling we would need the following hardware </text:p>
      <text:list xml:id="list35630803" text:style-name="L3">
        <text:list-item>
          <text:p text:style-name="P15">Outdoor light sensor with a Ethernet controller with a RJ-45 female connector built in to talk to the brain. This unit will receive power via POE(power over Ethernet) </text:p>
        </text:list-item>
        <text:list-item>
          <text:p text:style-name="P15">Indoor light controller with an Ethernet controller with a RJ-45 female connector on it to talk to the brain and an output wiring harness and plug to support a 120v. Electricity output to wire the ceiling lights into it and a 120v. Grounded electrical receptacle to plug table lamps into it.</text:p>
        </text:list-item>
        <text:list-item>
          <text:p text:style-name="P15">Outdoor light controller that is weather proof and can work under wet conditions. The controller will have to have a 120v. Power in, a Ethernet jack to talk to the brain and a output to wire a 120v. Fixture too. <text:s/></text:p>
        </text:list-item>
        <text:list-item>
          <text:p text:style-name="P15">The main light controller brain to talk to the controllers, the scheduling and the outdoor lights sensors. <text:s/></text:p>
        </text:list-item>
      </text:list>
      <text:h text:style-name="Heading_20_3" text:outline-level="3">Software preparation</text:h>
      <text:p text:style-name="Text_20_body">To test the light controller we would need some software which would receive inputs from the light sensors and the status of the light controllers. <text:s/>This software will also need to ability to talk to a brain to get a database on everyone’s schedules. <text:s/></text:p>
      <text:h text:style-name="Heading_20_3" text:outline-level="3"><text:soft-page-break/>Other pre-test preparation</text:h>
      <text:p text:style-name="Text_20_body">We need a room which is dark with “natural colored light” to simulate the outdoor so we can test the outdoor light sensor during the day and during the night. <text:s/>We would need another room to simulate a room in the actual house. <text:s/></text:p>
      <text:p text:style-name="Text_20_body"/>
      <text:h text:style-name="Heading_20_2" text:outline-level="2">Test of Preferred Artwork Display</text:h>
      <text:h text:style-name="Heading_20_3" text:outline-level="3">Hardware Preparations</text:h>
      <text:list xml:id="list38580683" text:style-name="L4">
        <text:list-item>
          <text:p text:style-name="P16">Panasonic VG42 Plasma Screen Display</text:p>
        </text:list-item>
        <text:list-item>
          <text:p text:style-name="P16">The TV shall be connected via HDMI to the system box</text:p>
        </text:list-item>
        <text:list-item>
          <text:p text:style-name="P16"/>
          <text:list>
            <text:list-item>
              <text:p text:style-name="P16">TV shall be plugged into wall socket</text:p>
            </text:list-item>
            <text:list-item>
              <text:p text:style-name="P16">TV shall be left off</text:p>
            </text:list-item>
            <text:list-item>
              <text:p text:style-name="P16">TV shall have HDMI cable plugged into it</text:p>
            </text:list-item>
            <text:list-item>
              <text:p text:style-name="P16">Other end of cable shall be plugged into system box video out HDMI port.</text:p>
            </text:list-item>
            <text:list-item>
              <text:p text:style-name="P16">The system shall be plugged into outlet receiving power and turned on.</text:p>
            </text:list-item>
          </text:list>
        </text:list-item>
      </text:list>
      <text:h text:style-name="Heading_20_3" text:outline-level="3">Software Preparations</text:h>
      <text:p text:style-name="Text_20_body"><text:tab/>The system shall have stored one profile matching the test subject with his/her voice patterns stored per requirements of the SSS.</text:p>
      <text:p text:style-name="Text_20_body"><text:tab/>The system shall have the subjects facial recognition and associated data in storage.</text:p>
      <text:p text:style-name="Text_20_body"><text:tab/>The system shall have passed all tests for operating with sensors and facial recognition.</text:p>
      <text:p text:style-name="Text_20_body"><text:tab/>The system shall be in the ready state and the unoccupied mode.</text:p>
      <text:p text:style-name="Text_20_body"/>
      <text:p text:style-name="Text_20_body"/>
      <text:h text:style-name="P25" text:outline-level="1">Test Descriptions</text:h>
      <text:h text:style-name="Heading_20_2" text:outline-level="2"><text:s/>Intruder Detection Part 1</text:h>
      <text:h text:style-name="Heading_20_3" text:outline-level="3">The system denies access to an unauthorized user</text:h>
      <text:h text:style-name="Heading_20_4" text:outline-level="4">Requirements addressed</text:h>
      <text:p text:style-name="P10">Requirement 3.1.1.3.1: Occupied-State</text:p>
      <text:p text:style-name="P10">Requirement 3.1.1.4.1 : Unoccupied-State</text:p>
      <text:p text:style-name="P10">Requirement 3.1.2.1.1 : Normal Mode</text:p>
      <text:p text:style-name="P10">Requirement 3.2.1.6 Voice commands</text:p>
      <text:p text:style-name="P10">Requirement 3.8.1 : Intruder detection</text:p>
      <text:p text:style-name="P10">Requirement 3.10.1 : Voice processing units</text:p>
      <text:p text:style-name="P10">Requirement 3.10.2 : Voice interpretation units</text:p>
      <text:p text:style-name="P10"/>
      <text:h text:style-name="Heading_20_4" text:outline-level="4">Prerequisite conditions</text:h>
      <text:p text:style-name="Text_20_body">The system needs to be running.</text:p>
      <text:p text:style-name="Text_20_body">The system needs to have obtained a full list of all authorized users of the system.</text:p>
      <text:p text:style-name="Text_20_body">Only the intruder shall be trying to use the system.</text:p>
      <text:p text:style-name="Text_20_body">Intruder has already physically gained access to the house.</text:p>
      <text:p text:style-name="Text_20_body">The testing crew shall have status monitor available displaying all relevant status messages of the system.</text:p>
      <text:h text:style-name="Heading_20_4" text:outline-level="4">Test inputs</text:h>
      <text:p text:style-name="Text_20_body">The intruder applies a command to turn off the alarm.</text:p>
      <text:p text:style-name="Text_20_body">The turn off command is defined as “turn off the alarm”.</text:p>
      <text:p text:style-name="Text_20_body">The command will be a voice command.</text:p>
      <text:h text:style-name="Heading_20_4" text:outline-level="4">Expected test results</text:h>
      <text:p text:style-name="Text_20_body">The system shall pass on to password request and deny the command instantly based on the non-authorized status of the intruder.</text:p>
      <text:h text:style-name="Heading_20_4" text:outline-level="4"><text:soft-page-break/>Criteria for evaluating results</text:h>
      <text:p text:style-name="Text_20_body">Passed: User was denied by the system and will not be able to apply any commands.</text:p>
      <text:p text:style-name="Text_20_body">Failed: Authorization process failed and the intruder will be accepted by the system.</text:p>
      <text:p text:style-name="Text_20_body">Possible indication for a fail is a switch from unoccupied-state to occupied-state.</text:p>
      <text:h text:style-name="Heading_20_4" text:outline-level="4">Test procedure</text:h>
      <text:p text:style-name="Text_20_body">The intruder has accessed the house the monitor shall display unoccupied state while the system is running.</text:p>
      <text:p text:style-name="Text_20_body">In the next step the intruder shall apply a command in order to turn-off the system's alarm.</text:p>
      <text:p text:style-name="Text_20_body">After the system has processed the command the displayed status shall be “send to interpretation”.</text:p>
      <text:p text:style-name="Text_20_body">By the time the system has interpreted and accepted the command the status shall be “make forward decision”.</text:p>
      <text:p text:style-name="Text_20_body">During the authorization process the system shall request the intruder's authority level from the profile storage.</text:p>
      <text:p text:style-name="Text_20_body">Based on the non-existence of a voice pattern and further no existing profile assigned with the intruder the monitor shall display unauthorized user.</text:p>
      <text:p text:style-name="Text_20_body">As a result of this status the system shall deny access and ignore the intruder's command. The monitor shall confirm this condition by still displaying the unoccupied-state.</text:p>
      <text:p text:style-name="Text_20_body"><text:s/></text:p>
      <text:h text:style-name="Heading_20_4" text:outline-level="4">Assumptions and constraints</text:h>
      <text:p text:style-name="Text_20_body">The system power is turned on and the system is running properly in operational mode.</text:p>
      <text:p text:style-name="Text_20_body"/>
      <text:p text:style-name="Text_20_body"/>
      <text:h text:style-name="Heading_20_2" text:outline-level="2" text:is-list-header="true"/>
      <text:h text:style-name="P26" text:outline-level="2">Light Controller </text:h>
      <text:h text:style-name="Heading_20_3" text:outline-level="3">The user is out of work and due home in 10 min. </text:h>
      <text:h text:style-name="Heading_20_4" text:outline-level="4">Requirements addressed</text:h>
      <text:p text:style-name="P10">Requirement 3.1.1.3.1: Occupied-State</text:p>
      <text:p text:style-name="P10">Requirement 3.1.1.4.1 : Unoccupied-State</text:p>
      <text:p text:style-name="P10">Requirement 3.1.2.1.1 : Normal Mode</text:p>
      <text:p text:style-name="P10">Requirement 3.5.2: Work Schedule Database </text:p>
      <text:p text:style-name="P10">Requirement 3.6.2 : Light Controllers</text:p>
      <text:p text:style-name="P10"/>
      <text:p text:style-name="P10"/>
      <text:h text:style-name="Heading_20_4" text:outline-level="4">Prerequisite conditions</text:h>
      <text:p text:style-name="Text_20_body">The system needs to be running.</text:p>
      <text:p text:style-name="Text_20_body">The system needs to have obtained a full schedule of all of the users in the home .</text:p>
      <text:p text:style-name="Text_20_body">The system needs to check the current state of the light controllers.</text:p>
      <text:p text:style-name="Text_20_body">Everyone is out of the house and at work </text:p>
      <text:p text:style-name="Text_20_body">It is dark out</text:p>
      <text:h text:style-name="Heading_20_4" text:outline-level="4">Test inputs</text:h>
      <text:p text:style-name="Text_20_body">The system tells says that the user will be coming home from work in 15 min. <text:s/></text:p>
      <text:p text:style-name="Text_20_body">The system will test to see if it is dark out </text:p>
      <text:p text:style-name="Text_20_body">The system will test to see if all of the light controllers respond back in the off state. <text:s/></text:p>
      <text:h text:style-name="Heading_20_4" text:outline-level="4">Expected test results</text:h>
      <text:p text:style-name="Text_20_body">All of the inside lights and the outside lights should turn on before the homeowner comes home from work since it is dark outside. </text:p>
      <text:h text:style-name="Heading_20_4" text:outline-level="4">Criteria for evaluating results</text:h>
      <text:p text:style-name="Text_20_body">Passed: All of the lights inside and out will be on when the homeowner comes home</text:p>
      <text:p text:style-name="Text_20_body">Failed: None of the lights are on when the homeowner come homes </text:p>
      <text:p text:style-name="Text_20_body"><text:soft-page-break/>Possible indication for a fail is only some of the lights come on because they did not receive a turn on signal. <text:s/></text:p>
      <text:h text:style-name="Heading_20_4" text:outline-level="4">Test procedure</text:h>
      <text:list xml:id="list38600370" text:style-name="L12">
        <text:list-item>
          <text:p text:style-name="P21">No one is in the house </text:p>
        </text:list-item>
        <text:list-item>
          <text:p text:style-name="P21">Signal is received that someone is due home soon </text:p>
        </text:list-item>
        <text:list-item>
          <text:p text:style-name="P21">The system checks to see the current state of all of the light controllers is off</text:p>
        </text:list-item>
        <text:list-item>
          <text:p text:style-name="P21">The system checks the outside light sensor to see if it is dark out </text:p>
        </text:list-item>
        <text:list-item>
          <text:p text:style-name="P21">Since it is dark out the light controller will send a signal to turn on all of the lights. <text:s/></text:p>
        </text:list-item>
        <text:list-item>
          <text:p text:style-name="P21">The light controller will wait for a “on” response from the lights. </text:p>
        </text:list-item>
        <text:list-item>
          <text:p text:style-name="P21">The lights are now all turned on </text:p>
        </text:list-item>
      </text:list>
      <text:p text:style-name="Text_20_body"/>
      <text:h text:style-name="Heading_20_4" text:outline-level="4">Assumptions and constraints</text:h>
      <text:p text:style-name="Text_20_body">The system power is turned on and the system is running properly in operational mode. Also there is no street lights in front of the house to “fake” the light detector. <text:s/></text:p>
      <text:p text:style-name="Text_20_body"/>
      <text:p text:style-name="Text_20_body"/>
      <text:h text:style-name="Heading_20_2" text:outline-level="2" text:is-list-header="true"/>
      <text:h text:style-name="P26" text:outline-level="2">Test of Preferred Artwork Display</text:h>
      <text:h text:style-name="Heading_20_3" text:outline-level="3">Test Case 1</text:h>
      <text:h text:style-name="P11" text:outline-level="8" text:is-list-header="true"><text:s text:c="6"/>Empty room with one display entered by one occupant with profile data already stored. The purpose is to see if the system responds to the presence of an individual appropriately by displaying a screen with artwork.</text:h>
      <text:h text:style-name="Heading_20_4" text:outline-level="4">Requirements Addressed</text:h>
      <text:p text:style-name="Text_20_body"><text:tab/>This addresses the Display Interface and Image Settings Requirements of the SSS</text:p>
      <text:h text:style-name="Heading_20_4" text:outline-level="4">Prerequisite Conditions</text:h>
      <text:list xml:id="list38564566" text:style-name="L5">
        <text:list-item>
          <text:p text:style-name="P17">Hardware and Software shall be in the init state.</text:p>
        </text:list-item>
        <text:list-item>
          <text:p text:style-name="P17">The room shall be empty from system boot until the test is run.</text:p>
        </text:list-item>
        <text:list-item>
          <text:p text:style-name="P17">The system shall be properly attached to display that has the power on capability.</text:p>
        </text:list-item>
        <text:list-item>
          <text:p text:style-name="P17">The display shall be off</text:p>
        </text:list-item>
        <text:list-item>
          <text:p text:style-name="P17">The room has a door to an area outside the system from which the test subject will enter</text:p>
        </text:list-item>
      </text:list>
      <text:h text:style-name="Heading_20_4" text:outline-level="4">Test Inputs</text:h>
      <text:list xml:id="list38579005" text:style-name="L9">
        <text:list-item>
          <text:p text:style-name="P18">Authorized user with a profile shall enter the room</text:p>
        </text:list-item>
        <text:list-item>
          <text:p text:style-name="P18">User shall wear all black, sweatpants, sweater, hat, gloves and socks.</text:p>
        </text:list-item>
        <text:list-item>
          <text:p text:style-name="P18">User shall start outside of the SmartHouse System then enter into the test room.</text:p>
        </text:list-item>
        <text:list-item>
          <text:p text:style-name="P18">Test is real.</text:p>
        </text:list-item>
        <text:list-item>
          <text:p text:style-name="P18">Re testings allowed and done with different users</text:p>
        </text:list-item>
      </text:list>
      <text:h text:style-name="Heading_20_4" text:outline-level="4">Expected Test Results</text:h>
      <text:p text:style-name="Text_20_body"><text:tab/>The displays should turn on after user enters the room.</text:p>
      <text:p text:style-name="Text_20_body"><text:tab/>Simultaneously the displays should output artwork stored in the users profile, by default use MC Escher's self portrait of <text:span text:style-name="T2">man with reflecting sphere.</text:span></text:p>
      <text:h text:style-name="Heading_20_4" text:outline-level="4"><text:soft-page-break/>Criteria for Evaluating Results</text:h>
      <text:list xml:id="list38604794" text:style-name="L10">
        <text:list-item>
          <text:p text:style-name="P19">The turning on of display shall be considered successful if it turns on in under 1.5 seconds.</text:p>
        </text:list-item>
        <text:list-item>
          <text:p text:style-name="P19">The displaying of artwork is successful if it displays the aforementioned artwork.</text:p>
        </text:list-item>
        <text:list-item>
          <text:p text:style-name="P19">The test shall not last more than five minutes.</text:p>
        </text:list-item>
        <text:list-item>
          <text:p text:style-name="P19">The test shall have no interrupts, halts, or other system breaks.</text:p>
        </text:list-item>
        <text:list-item>
          <text:p text:style-name="P19">The processing errors shall not be severe at all. No mixups of users/preferences are allowed.</text:p>
        </text:list-item>
        <text:list-item>
          <text:p text:style-name="P19">The test shall be considered inconclusive if it turns on exactly 1.5 seconds after power on.</text:p>
        </text:list-item>
      </text:list>
      <text:h text:style-name="Heading_20_4" text:outline-level="4">Test Procedure</text:h>
      <text:list xml:id="list38583559" text:style-name="L11">
        <text:list-item>
          <text:p text:style-name="P20"><text:s/></text:p>
          <text:list>
            <text:list-item>
              <text:p text:style-name="P20">All personnel outside system.</text:p>
            </text:list-item>
            <text:list-item>
              <text:p text:style-name="P20">User has data put into system with preferred artwork (MC Escher Self-Portrait).</text:p>
            </text:list-item>
            <text:list-item>
              <text:p text:style-name="P20">User dresses in all black, sweatshirt, sweatpants, socks, gloves, hat.</text:p>
            </text:list-item>
            <text:list-item>
              <text:p text:style-name="P20">Power system on.</text:p>
            </text:list-item>
            <text:list-item>
              <text:p text:style-name="P20">Wait for system boot to finish.</text:p>
            </text:list-item>
            <text:list-item>
              <text:p text:style-name="P20">Make sure display is off.</text:p>
            </text:list-item>
            <text:list-item>
              <text:p text:style-name="P20">User enters into test room from outside system. Start Timing</text:p>
            </text:list-item>
            <text:list-item>
              <text:p text:style-name="P20">Stop timer when display comes on or after 1.5 seconds</text:p>
            </text:list-item>
            <text:list-item>
              <text:p text:style-name="P20">If time is more than 1.5 seconds test failed: retry or recode.</text:p>
            </text:list-item>
            <text:list-item>
              <text:p text:style-name="P20">If artwork displays and is MC Escher's self-portrait, it was a success.</text:p>
            </text:list-item>
            <text:list-item>
              <text:p text:style-name="P20">Terminate the test case and power down.</text:p>
            </text:list-item>
          </text:list>
        </text:list-item>
      </text:list>
      <text:h text:style-name="Heading_20_4" text:outline-level="4">Assumptions and Constraints</text:h>
      <text:p text:style-name="Text_20_body"><text:tab/>It is assumed the system can boot with no problems, the hardware works as expected. The displays are assumed to work properly. The room to be tested has an entrance coming from a region not in the system.</text:p>
      <text:p text:style-name="Text_20_body"/>
      <text:p text:style-name="Text_20_body"><text:soft-page-break/></text:p>
      <text:h text:style-name="Heading_20_2" text:outline-level="2" text:is-list-header="true"/>
      <text:p text:style-name="Text_20_body"/>
      <text:h text:style-name="P25" text:outline-level="1">Requirements traceability</text:h>
      <text:h text:style-name="P25" text:outline-level="1">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792in" style:rel-column-width="18724*"/>
    </style:style>
    <style:style style:name="Table5.B" style:family="table-column">
      <style:table-column-properties style:column-width="4.9479in" style:rel-column-width="46811*"/>
    </style:style>
    <style:style style:name="Table2" style:family="table">
      <style:table-properties style:width="6.9271in" fo:margin-left="0in" fo:margin-right="-0.0021in" table:align="margins"/>
    </style:style>
    <style:style style:name="Table2.A" style:family="table-column">
      <style:table-column-properties style:column-width="1.9896in" style:rel-column-width="18822*"/>
    </style:style>
    <style:style style:name="Table2.B" style:family="table-column">
      <style:table-column-properties style:column-width="4.9375in" style:rel-column-width="46713*"/>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7. December 2011</text:modification-date> </text:p>
              <text:p text:style-name="MP1"><text:modification-time style:data-style-name="N40">19:04</text:modification-time></text:p>
            </table:table-cell>
            <table:table-cell office:value-type="string">
              <text:p text:style-name="MP2"><text:user-field-get text:name="DocumentType">Software Test Descrip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7. December 2011</text:modification-date> <text:line-break/><text:modification-time style:data-style-name="N40">19:04</text:modification-time></text:p>
            </table:table-cell>
            <table:table-cell office:value-type="string">
              <text:p text:style-name="MP2"><text:user-field-get text:name="DocumentType">Software Test Description</text:user-field-get> for <text:line-break/><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18</text:page-number> of <text:page-count>18</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18</text:page-number> of <text:page-count>18</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raft saved at <text:modification-time style:data-style-name="N40">19:04</text:modification-time> on <text:modification-date style:data-style-name="N81">7. Dec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18</text:page-number> of <text:page-count>18</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Andrew Poirier</dc:creator>
    <dc:date>2011-12-07T19:04:44.86</dc:date>
    <meta:editing-cycles>59</meta:editing-cycles>
    <meta:editing-duration>PT15H54M46S</meta:editing-duration>
    <meta:document-statistic meta:table-count="6" meta:image-count="0" meta:object-count="0" meta:page-count="18" meta:paragraph-count="258" meta:word-count="2263" meta:character-count="13409"/>
    <meta:user-defined meta:name="Info 1"/>
    <meta:user-defined meta:name="Info 2"/>
    <meta:user-defined meta:name="Info 3"/>
    <meta:user-defined meta:name="Info 4"/>
  </office:meta>
</office:document-meta>
</file>